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5.56pt"/>
    </style:style>
    <style:style style:name="co2" style:family="table-column">
      <style:table-column-properties fo:break-before="auto" style:column-width="121.15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elapsed was </text:p>
          </table:table-cell>
          <table:table-cell office:value-type="string" calcext:value-type="string">
            <text:p>221427965ns</text:p>
          </table:table-cell>
          <table:table-cell office:value-type="float" office:value="0.221427965" calcext:value-type="float">
            <text:p>0.221427965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8016169ns</text:p>
          </table:table-cell>
          <table:table-cell office:value-type="float" office:value="0.228016169" calcext:value-type="float">
            <text:p>0.228016169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8038119ns</text:p>
          </table:table-cell>
          <table:table-cell office:value-type="float" office:value="0.228038119" calcext:value-type="float">
            <text:p>0.228038119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31339814ns</text:p>
          </table:table-cell>
          <table:table-cell office:value-type="float" office:value="0.231339814" calcext:value-type="float">
            <text:p>0.231339814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6184064ns</text:p>
          </table:table-cell>
          <table:table-cell office:value-type="float" office:value="0.226184064" calcext:value-type="float">
            <text:p>0.226184064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9200383ns</text:p>
          </table:table-cell>
          <table:table-cell office:value-type="float" office:value="0.229200383" calcext:value-type="float">
            <text:p>0.229200383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5915687ns</text:p>
          </table:table-cell>
          <table:table-cell office:value-type="float" office:value="0.225915687" calcext:value-type="float">
            <text:p>0.225915687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6646924ns</text:p>
          </table:table-cell>
          <table:table-cell office:value-type="float" office:value="0.226646924" calcext:value-type="float">
            <text:p>0.226646924</text:p>
          </table:table-cell>
        </table:table-row>
        <table:table-row table:style-name="ro1">
          <table:table-cell office:value-type="string" calcext:value-type="string">
            <text:p>Time elapsed was <text:s/></text:p>
          </table:table-cell>
          <table:table-cell office:value-type="string" calcext:value-type="string">
            <text:p>225803417ns</text:p>
          </table:table-cell>
          <table:table-cell office:value-type="float" office:value="0.225803417" calcext:value-type="float">
            <text:p>0.225803417</text:p>
          </table:table-cell>
        </table:table-row>
        <table:table-row table:style-name="ro1">
          <table:table-cell office:value-type="string" calcext:value-type="string">
            <text:p>Time elapsed was </text:p>
          </table:table-cell>
          <table:table-cell office:value-type="float" office:value="229095817" calcext:value-type="float">
            <text:p>229095817</text:p>
          </table:table-cell>
          <table:table-cell office:value-type="float" office:value="0.229095817" calcext:value-type="float">
            <text:p>0.229095817</text:p>
          </table:table-cell>
        </table:table-row>
        <table:table-row table:style-name="ro1">
          <table:table-cell/>
          <table:table-cell table:formula="of:=AVERAGE([.B1:.B10])" office:value-type="float" office:value="229095817" calcext:value-type="float">
            <text:p>229095817</text:p>
          </table:table-cell>
          <table:table-cell table:formula="of:=AVERAGE([.C1:.C10])" office:value-type="float" office:value="0.2271668359" calcext:value-type="float">
            <text:p>0.2271668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4:57:46.241867816</meta:creation-date>
    <dc:date>2019-11-30T15:24:52.422739231</dc:date>
    <meta:editing-duration>PT27M6S</meta:editing-duration>
    <meta:editing-cycles>3</meta:editing-cycles>
    <meta:generator>LibreOffice/6.0.7.3$Linux_X86_64 LibreOffice_project/00m0$Build-3</meta:generator>
    <meta:document-statistic meta:table-count="1" meta:cell-count="32" meta:object-count="0"/>
  </office:meta>
</office:document-meta>
</file>